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P2" style:family="paragraph" style:parent-style-name="Standard">
      <style:text-properties fo:font-size="26pt" fo:font-weight="normal" style:font-size-asian="26pt" style:font-weight-asian="normal" style:font-size-complex="26pt" style:font-weight-complex="normal"/>
    </style:style>
    <style:style style:name="P3" style:family="paragraph" style:parent-style-name="Standard">
      <style:text-properties fo:font-size="26pt" fo:font-weight="normal" style:font-size-asian="26pt" style:font-weight-asian="normal" style:font-size-complex="2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Boys Spin &amp; Girls Spin</text:p>
      <text:p text:style-name="P1"/>
      <text:p text:style-name="P1">Heads Square-Thru 4 * Sides Half Sashay</text:p>
      <text:p text:style-name="P1">Dosado * Swing Thru</text:p>
      <text:p text:style-name="P1">Spin Chain Thru <text:s/>[ev ½ , C ¾ , C2 ½ , C ¾] B</text:p>
      <text:p text:style-name="P1">Swing Thru * Scoot Back * Boys Run </text:p>
      <text:p text:style-name="P1">Pass The Ocean <text:s/>* Swing Thru</text:p>
      <text:p text:style-name="P1">Girls Circulate * Boys Trade</text:p>
      <text:p text:style-name="P1">Boys Run * Tag the Line <text:s/>&amp; Face In</text:p>
      <text:p text:style-name="P1">Pass Thru</text:p>
      <text:p text:style-name="P1"><text:s/>Wheel &amp; Deal</text:p>
      <text:p text:style-name="P1">Double Pass Thru</text:p>
      <text:p text:style-name="P1">Put Centers In and Cast Off ¾</text:p>
      <text:p text:style-name="P1">Pass The Ocean * Recycle * Extend</text:p>
      <text:p text:style-name="P1">Partners Trade </text:p>
      <text:p text:style-name="P1">Spin Chain Thru <text:s/>[ev ½ , C ¾ , C2 ½ , C ¾] G</text:p>
      <text:p text:style-name="P1">All 8 Circulate</text:p>
      <text:p text:style-name="P1">R&amp;L <text:s/>Grande</text:p>
      <text:p text:style-name="P1"/>
      <text:p text:style-name="P1"/>
      <text:p text:style-name="P1"/>
      <text:p text:style-name="P1"/>
      <text:p text:style-name="P1"><text:soft-page-break/>2<text:tab/><text:tab/>Top-Top</text:p>
      <text:p text:style-name="P1">Heads Spin the Top <text:s/>[wav, ev1/2, c3/4, e1/4]</text:p>
      <text:p text:style-name="P1">Extend * Swing Thru</text:p>
      <text:p text:style-name="P1">Girls Run <text:s/>[boys wrong]</text:p>
      <text:p text:style-name="P1">Pass Thru * </text:p>
      <text:p text:style-name="P1">Wheel and Deal * Centers Sweep ¼</text:p>
      <text:p text:style-name="P1">Centers Spin the Top</text:p>
      <text:p text:style-name="P1">Extend <text:s/>* Swing Thru</text:p>
      <text:p text:style-name="P1">Single hinge * Boys run</text:p>
      <text:p text:style-name="P1">Promenade Home</text:p>
      <text:p text:style-name="P1"/>
      <text:p text:style-name="P1">3<text:tab/><text:tab/>Circulates</text:p>
      <text:p text:style-name="P1">Heads Rollaway</text:p>
      <text:p text:style-name="P1">While the Sides pass thru </text:p>
      <text:p text:style-name="P1">Separate around 1 make a line</text:p>
      <text:p text:style-name="P1">Touch ¼</text:p>
      <text:p text:style-name="P1">All 8 Circulate <text:s/>* Center 4 circulate </text:p>
      <text:p text:style-name="P1">all 8 Circulate * <text:s/>Boys Trade</text:p>
      <text:p text:style-name="P1">All 8 Circulate * Boys Run</text:p>
      <text:p text:style-name="P1">Square thru 3 hands</text:p>
      <text:p text:style-name="P1">Left Alemande * Promenade </text:p>
      <text:p text:style-name="P1"/>
      <text:p text:style-name="P1"><text:soft-page-break/>4<text:tab/><text:tab/>BASIC <text:s/>(Hands Down) <text:s/>(:62)</text:p>
      <text:p text:style-name="P1">4 ladies chain across the square</text:p>
      <text:p text:style-name="P1">4 ladies chain 3/4</text:p>
      <text:p text:style-name="P1">4 ladies chain 3/4 <text:s text:c="3"/>(set square)</text:p>
      <text:p text:style-name="P1">Heads Square 4</text:p>
      <text:p text:style-name="P1">Swing Thru </text:p>
      <text:p text:style-name="P1">Girls Circulate</text:p>
      <text:p text:style-name="P1">Boys Circulate</text:p>
      <text:p text:style-name="P1">Swing thru</text:p>
      <text:p text:style-name="P1">all 8 circulate</text:p>
      <text:p text:style-name="P1">Boys run</text:p>
      <text:p text:style-name="P1">Ferris Wheel</text:p>
      <text:p text:style-name="P1">(centers only) Pass Thru</text:p>
      <text:p text:style-name="P1">Star Thru</text:p>
      <text:p text:style-name="P1">Forward and Back</text:p>
      <text:p text:style-name="P1">Pass Thru</text:p>
      <text:p text:style-name="P1">wheel and deal</text:p>
      <text:p text:style-name="P1">Double Pass thru</text:p>
      <text:p text:style-name="P1">(Ends only) Partner Trade</text:p>
      <text:p text:style-name="P1">Allemand left * Swing UR Partner Promenade Home</text:p>
      <text:p text:style-name="P1"/>
      <text:p text:style-name="P1"><text:soft-page-break/>5<text:tab/><text:tab/>BASIC</text:p>
      <text:p text:style-name="P1"><text:s text:c="10"/>(:52)</text:p>
      <text:p text:style-name="P1">Four Ladies Chain 3/4,</text:p>
      <text:p text:style-name="P1">Head Position Square Thru 4,</text:p>
      <text:p text:style-name="P1">Swing Thru,</text:p>
      <text:p text:style-name="P1">Boys Run,</text:p>
      <text:p text:style-name="P1">Couples Circulate,</text:p>
      <text:p text:style-name="P1">Boys Circulate,</text:p>
      <text:p text:style-name="P1">Couples Circulate,</text:p>
      <text:p text:style-name="P1">Boys Circulate,</text:p>
      <text:p text:style-name="P1">Wheel &amp; Deal,</text:p>
      <text:p text:style-name="P1">Pass Thru,</text:p>
      <text:p text:style-name="P1">Allemande Left </text:p>
      <text:p text:style-name="P1">Right &amp; left Grand</text:p>
      <text:p text:style-name="P1">Promenad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<text:tab/><text:tab/><text:tab/><text:tab/><text:tab/><text:tab/><text:tab/><text:tab/>(main) (62 sec)</text:p>
      <text:p text:style-name="P1">Heads Lead Right,</text:p>
      <text:p text:style-name="P1">Square Thru,</text:p>
      <text:p text:style-name="P1"><text:s text:c="3"/>On 3rd Hand Swing Thru,</text:p>
      <text:p text:style-name="P1">Spin The Top,</text:p>
      <text:p text:style-name="P1">Recycle<text:tab/><text:tab/><text:tab/><text:tab/>(ZL)</text:p>
      <text:p text:style-name="P1">Pass Thru,</text:p>
      <text:p text:style-name="P1">Wheel &amp; Deal,</text:p>
      <text:p text:style-name="P1">Centers Flutter Wheel, (Heads)</text:p>
      <text:p text:style-name="P1">Centers Pass Thru<text:tab/>(ZB)</text:p>
      <text:p text:style-name="P1">Swing Thru,</text:p>
      <text:p text:style-name="P1">Spin Chain Thru,</text:p>
      <text:p text:style-name="P1">Recycle,</text:p>
      <text:p text:style-name="P1">Slide Thru<text:tab/><text:tab/><text:tab/>(ZL)</text:p>
      <text:p text:style-name="P1">Wheel &amp; Deal,</text:p>
      <text:p text:style-name="P1">Centers Flutter Wheel, (Sides)</text:p>
      <text:p text:style-name="P1">Centers Pass Thru</text:p>
      <text:p text:style-name="P1">Left Allamande</text:p>
      <text:p text:style-name="P1">Weave the Ring <text:s text:c="4"/>(Stir the bucket?)</text:p>
      <text:p text:style-name="P1"/>
      <text:p text:style-name="P1"/>
      <text:p text:style-name="P1"/>
      <text:p text:style-name="P1"><text:soft-page-break/>7</text:p>
      <text:p text:style-name="P1">Heads Swing thru <text:s text:c="4"/>(Sides) </text:p>
      <text:p text:style-name="P1"><text:s text:c="2"/>Head Boys Run</text:p>
      <text:p text:style-name="P1"><text:s text:c="2"/>Heads Chain down the Line</text:p>
      <text:p text:style-name="P1">Pass Thru</text:p>
      <text:p text:style-name="P1">Swing Thru</text:p>
      <text:p text:style-name="P1">Boys Run</text:p>
      <text:p text:style-name="P1">Ferris Wheel</text:p>
      <text:p text:style-name="P1">Centers Veer Left</text:p>
      <text:p text:style-name="P1"><text:s text:c="2"/>Centers Chain down the Line</text:p>
      <text:p text:style-name="P1"><text:s text:c="2"/>Centers Back away</text:p>
      <text:p text:style-name="P1">Your Home</text:p>
      <text:p text:style-name="P1">8</text:p>
      <text:p text:style-name="P1">Heads (Sides) <text:s/>Square-Thru 2 <text:s/>“Just 2”</text:p>
      <text:p text:style-name="P1">R&amp;L Thru</text:p>
      <text:p text:style-name="P1">Veer Left</text:p>
      <text:p text:style-name="P1">Couples Circulate</text:p>
      <text:p text:style-name="P1">Chain down the Line</text:p>
      <text:p text:style-name="P1">Star Thru <text:s/>* Pass Thru * Trade By</text:p>
      <text:p text:style-name="P1">Square-Thru <text:s/>3 hands</text:p>
      <text:p text:style-name="P1">Trade by</text:p>
      <text:p text:style-name="P1">Left Allemande <text:s/>(Promenade)</text:p>
      <text:p text:style-name="P1"><text:soft-page-break/>9</text:p>
      <text:p text:style-name="P1">Left Allemande <text:s/>* Promenade</text:p>
      <text:p text:style-name="P1">Heads Wheel Around </text:p>
      <text:p text:style-name="P1">R &amp; L Thru * Slide Thru * Pass Thru </text:p>
      <text:p text:style-name="P1">Left Allemande <text:s/>* Weave the Ring</text:p>
      <text:p text:style-name="P1">Swing your Partner * Promenade</text:p>
      <text:p text:style-name="P1"/>
      <text:p text:style-name="P1">10</text:p>
      <text:p text:style-name="P2">Heads Flutter Wheel, </text:p>
      <text:p text:style-name="P2"><text:s/>Sweep 1/4,<text:line-break/> <text:s/>Pass Thru,<text:line-break/>Boys Walk, Girls Dodge,<text:line-break/>Eight Circulate,<text:line-break/>Girls Run,<text:line-break/>Boys Walk, Girls Dodge,<text:line-break/>Eight Circulate,<text:line-break/>Girls Run,<text:line-break/>Pass Thru,<text:line-break/>Trade By,<text:line-break/>Allemande Left </text:p>
      <text:p text:style-name="P2"/>
      <text:p text:style-name="P2"/>
      <text:p text:style-name="P2"><text:soft-page-break/>11 <text:s text:c="4"/>(:50)</text:p>
      <text:p text:style-name="P2">Heads Square Thru,<text:line-break/>Dosado,<text:line-break/>Swing Thru,<text:line-break/>Spin The Top,<text:line-break/>Right &amp; Left Thru,</text:p>
      <text:p text:style-name="P2">Forward &amp; Back,</text:p>
      <text:p text:style-name="P2">Square-Thru <text:s/>3 hands</text:p>
      <text:p text:style-name="P2">Calif Twirl<text:line-break/>Pass The Ocean,<text:line-break/>Girls Trade,<text:line-break/>Boys Cross Fold,</text:p>
      <text:p text:style-name="P2">Allemande Left</text:p>
      <text:p text:style-name="P2">Swing &amp; Promenade </text:p>
      <text:p text:style-name="P2">12</text:p>
      <text:p text:style-name="P2">Heads Lead Right,<text:line-break/>Swing Thru,<text:line-break/>Turn Thru,<text:line-break/>Trade By,<text:line-break/>Turn Thru,<text:line-break/>Trade By,<text:line-break/>R&amp;L Grand <text:s/></text:p>
      <text:p text:style-name="P2"><text:soft-page-break/>13 <text:s/>(30 sec)</text:p>
      <text:p text:style-name="P2">Heads Pass The Ocean,<text:line-break/>Extend,<text:line-break/>Single Hinge,<text:line-break/>Scoot Back,<text:line-break/>Extend,<text:line-break/>Girls Swing Thru, while Boys Trade,<text:line-break/>Extend,<text:line-break/>Single Hinge,<text:line-break/>R&amp;L Grand </text:p>
      <text:p text:style-name="P2"/>
      <text:p text:style-name="P2">14</text:p>
      <text:p text:style-name="P2">Heads Promenade ½</text:p>
      <text:p text:style-name="P2">Pass the Ocean * Extend</text:p>
      <text:p text:style-name="P2">Girls Trade * Girls Run Right </text:p>
      <text:p text:style-name="P2">Tag the Line * Face Right</text:p>
      <text:p text:style-name="P2">FerrisWheel * Centers Pass Thru</text:p>
      <text:p text:style-name="P2">R&amp;L Thru * Veer Left</text:p>
      <text:p text:style-name="P2">Couples Circulate * Chain Down The Line</text:p>
      <text:p text:style-name="P2">Forward and Back</text:p>
      <text:p text:style-name="P2">Star Thru * Pass Thru * Trade By</text:p>
      <text:p text:style-name="P2">Allemand Left * Promenade Home</text:p>
      <text:p text:style-name="P2"><text:soft-page-break/></text:p>
      <text:p text:style-name="P2">4 min Hash </text:p>
      <text:p text:style-name="P2">5:4:11:6 <text:s/>(stirre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06T15:36:22.83</meta:creation-date>
    <dc:date>2018-09-15T18:20:34.19</dc:date>
    <meta:editing-duration>PT17H32M37S</meta:editing-duration>
    <meta:editing-cycles>16</meta:editing-cycles>
    <meta:generator>OpenOffice/4.1.2$Win32 OpenOffice.org_project/412m3$Build-9782</meta:generator>
    <meta:print-date>2018-07-21T13:26:21.60</meta:print-date>
    <meta:document-statistic meta:table-count="0" meta:image-count="0" meta:object-count="0" meta:page-count="10" meta:paragraph-count="146" meta:word-count="617" meta:character-count="3250"/>
  </office:meta>
</office:document-meta>
</file>